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erdana" svg:font-family="verdan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fo:color="#000000" style:font-name="arial" fo:font-size="12pt"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18"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19"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0"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1"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23" style:family="paragraph" style:parent-style-name="Standard">
      <style:paragraph-properties fo:text-align="justify" style:justify-single-word="false"/>
      <style:text-properties style:font-name="arial"/>
    </style:style>
    <style:style style:name="P24" style:family="paragraph" style:parent-style-name="Standard">
      <style:paragraph-properties fo:text-align="justify" style:justify-single-word="false"/>
      <style:text-properties style:font-name="arial" officeooo:paragraph-rsid="00622c0c"/>
    </style:style>
    <style:style style:name="P25" style:family="paragraph" style:parent-style-name="Standard">
      <style:paragraph-properties fo:text-align="justify" style:justify-single-word="false"/>
      <style:text-properties style:font-name="arial" officeooo:paragraph-rsid="0064a0a0"/>
    </style:style>
    <style:style style:name="P26" style:family="paragraph" style:parent-style-name="Standard">
      <style:paragraph-properties fo:text-align="justify" style:justify-single-word="false"/>
      <style:text-properties style:font-name="arial" officeooo:paragraph-rsid="0063b9dd"/>
    </style:style>
    <style:style style:name="P27" style:family="paragraph" style:parent-style-name="Standard">
      <style:paragraph-properties fo:text-align="justify" style:justify-single-word="false"/>
      <style:text-properties style:font-name="arial" officeooo:paragraph-rsid="004b2349"/>
    </style:style>
    <style:style style:name="P28" style:family="paragraph" style:parent-style-name="Standard">
      <style:paragraph-properties fo:text-align="justify" style:justify-single-word="false"/>
      <style:text-properties style:font-name="arial" officeooo:paragraph-rsid="00617058"/>
    </style:style>
    <style:style style:name="P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30" style:family="paragraph" style:parent-style-name="Heading_20_1">
      <style:paragraph-properties fo:text-align="justify" style:justify-single-word="false"/>
      <style:text-properties fo:color="#000000" style:font-name="arial" fo:font-size="18pt" officeooo:paragraph-rsid="00500d21" style:font-size-asian="18pt" style:font-size-complex="18pt"/>
    </style:style>
    <style:style style:name="P31"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32"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33"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34" style:family="paragraph" style:parent-style-name="Heading_20_2">
      <style:paragraph-properties fo:text-align="justify" style:justify-single-word="false"/>
      <style:text-properties officeooo:paragraph-rsid="000ea3a0"/>
    </style:style>
    <style:style style:name="P35"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36" style:family="paragraph" style:parent-style-name="Standard">
      <style:paragraph-properties fo:text-align="justify" style:justify-single-word="false"/>
      <style:text-properties style:font-name="arial" officeooo:paragraph-rsid="00687119"/>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19"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20"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21"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2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23"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24"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25"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26"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27"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28"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29"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30"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31"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32"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34"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35"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style:font-name-asian="Arial1" style:font-size-asian="12pt" style:font-name-complex="Arial1" style:font-size-complex="12pt" style:language-complex="pt" style:country-complex="PT"/>
    </style:style>
    <style:style style:name="T40"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41" style:family="text">
      <style:text-properties fo:color="#000000" style:font-name="arial" fo:font-size="12pt" fo:background-color="#ffffff" loext:char-shading-value="0" style:font-size-asian="12pt" style:font-name-complex="Arial1" style:font-size-complex="12pt"/>
    </style:style>
    <style:style style:name="T42" style:family="text">
      <style:text-properties fo:color="#000000" style:font-name="arial" style:text-underline-style="solid" style:text-underline-width="auto" style:text-underline-color="font-color"/>
    </style:style>
    <style:style style:name="T43"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44"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45"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46"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47"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48"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49"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50"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51"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52"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53" style:family="text">
      <style:text-properties fo:color="#000000" fo:font-size="12pt" fo:font-weight="normal" officeooo:rsid="00824379" style:font-name-asian="Arial1" style:font-size-asian="12pt" style:font-weight-asian="normal" style:font-name-complex="Arial1" style:font-size-complex="12pt" style:language-complex="pt" style:country-complex="PT" style:font-weight-complex="normal"/>
    </style:style>
    <style:style style:name="T54" style:family="text">
      <style:text-properties fo:color="#000000" fo:font-size="12pt" fo:font-weight="normal" officeooo:rsid="00877b89" style:font-name-asian="Arial1" style:font-size-asian="12pt" style:font-weight-asian="normal" style:font-name-complex="Arial1" style:font-size-complex="12pt" style:language-complex="pt" style:country-complex="PT" style:font-weight-complex="normal"/>
    </style:style>
    <style:style style:name="T55"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56"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61"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62"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63"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6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65"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66"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67"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68"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69"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70"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71"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72"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73"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74"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75"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7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77" style:family="text">
      <style:text-properties fo:font-variant="normal" fo:text-transform="none" fo:color="#000000"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78" style:family="text">
      <style:text-properties fo:font-variant="normal" fo:text-transform="none" fo:color="#000000"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79" style:family="text">
      <style:text-properties fo:font-variant="normal" fo:text-transform="none" fo:color="#000000"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80"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81"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82"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83"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84"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85" style:family="text">
      <style:text-properties fo:font-variant="normal" fo:text-transform="none"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86" style:family="text">
      <style:text-properties fo:font-variant="normal" fo:text-transform="none"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87" style:family="text">
      <style:text-properties fo:font-variant="normal" fo:text-transform="none" style:font-name="arial" fo:font-size="12pt" fo:letter-spacing="normal" fo:font-style="normal" fo:font-weight="bold" officeooo:rsid="003adbfd"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88" style:family="text">
      <style:text-properties fo:font-variant="normal" fo:text-transform="none"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89" style:family="text">
      <style:text-properties fo:font-variant="normal" fo:text-transform="none"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90" style:family="text">
      <style:text-properties fo:font-weight="bold" style:font-weight-asian="bold" style:font-name-complex="Arial1" style:language-complex="pt" style:country-complex="PT"/>
    </style:style>
    <style:style style:name="T91" style:family="text">
      <style:text-properties fo:font-weight="bold" officeooo:rsid="00222d90" style:font-weight-asian="bold" style:font-name-complex="Arial1" style:language-complex="pt" style:country-complex="PT"/>
    </style:style>
    <style:style style:name="T92" style:family="text">
      <style:text-properties fo:font-weight="bold" officeooo:rsid="00047fbc" style:font-weight-asian="bold" style:font-name-complex="Arial1" style:language-complex="pt" style:country-complex="PT"/>
    </style:style>
    <style:style style:name="T93" style:family="text">
      <style:text-properties fo:font-weight="bold" officeooo:rsid="000ea3a0" style:font-weight-asian="bold" style:font-name-complex="Arial1" style:language-complex="pt" style:country-complex="PT"/>
    </style:style>
    <style:style style:name="T94" style:family="text">
      <style:text-properties fo:font-weight="bold" officeooo:rsid="00390218" style:font-weight-asian="bold" style:font-name-complex="Arial1" style:language-complex="pt" style:country-complex="PT"/>
    </style:style>
    <style:style style:name="T95" style:family="text">
      <style:text-properties fo:font-weight="bold" style:font-name-asian="Arial1" style:font-weight-asian="bold" style:font-name-complex="Arial1" style:language-complex="pt" style:country-complex="PT"/>
    </style:style>
    <style:style style:name="T96" style:family="text">
      <style:text-properties fo:font-weight="bold" officeooo:rsid="00047fbc" style:font-name-asian="Arial1" style:font-weight-asian="bold" style:font-name-complex="Arial1" style:language-complex="pt" style:country-complex="PT"/>
    </style:style>
    <style:style style:name="T97" style:family="text">
      <style:text-properties fo:font-weight="bold" style:font-name-asian="Arial1" style:font-weight-asian="bold" style:font-name-complex="Arial1" style:language-complex="pt" style:country-complex="PT" style:font-weight-complex="bold"/>
    </style:style>
    <style:style style:name="T98" style:family="text">
      <style:text-properties fo:font-weight="bold" officeooo:rsid="0013405f" style:font-name-asian="Arial1" style:font-weight-asian="bold" style:font-name-complex="Arial1" style:language-complex="pt" style:country-complex="PT" style:font-weight-complex="bold"/>
    </style:style>
    <style:style style:name="T99" style:family="text">
      <style:text-properties fo:font-weight="bold" officeooo:rsid="001530fc" style:font-name-asian="Arial1" style:font-weight-asian="bold" style:font-name-complex="Arial1" style:language-complex="pt" style:country-complex="PT" style:font-weight-complex="bold"/>
    </style:style>
    <style:style style:name="T100" style:family="text">
      <style:text-properties fo:font-weight="bold" officeooo:rsid="00169323" style:font-name-asian="Arial1" style:font-weight-asian="bold" style:font-name-complex="Arial1" style:language-complex="pt" style:country-complex="PT" style:font-weight-complex="bold"/>
    </style:style>
    <style:style style:name="T101" style:family="text">
      <style:text-properties fo:font-weight="bold" officeooo:rsid="002d9598" style:font-name-asian="Arial1" style:font-weight-asian="bold" style:font-name-complex="Arial1" style:language-complex="pt" style:country-complex="PT" style:font-weight-complex="bold"/>
    </style:style>
    <style:style style:name="T102" style:family="text">
      <style:text-properties fo:font-weight="bold" officeooo:rsid="0030ced4" style:font-name-asian="Arial1" style:font-weight-asian="bold" style:font-name-complex="Arial1" style:language-complex="pt" style:country-complex="PT" style:font-weight-complex="bold"/>
    </style:style>
    <style:style style:name="T103" style:family="text">
      <style:text-properties fo:font-weight="bold" officeooo:rsid="003adbfd" style:font-name-asian="Arial1" style:font-weight-asian="bold" style:font-name-complex="Arial1" style:language-complex="pt" style:country-complex="PT" style:font-weight-complex="bold"/>
    </style:style>
    <style:style style:name="T104" style:family="text">
      <style:text-properties fo:font-weight="bold" officeooo:rsid="00500d21" style:font-name-asian="Arial1" style:font-weight-asian="bold" style:font-name-complex="Arial1" style:language-complex="pt" style:country-complex="PT" style:font-weight-complex="bold"/>
    </style:style>
    <style:style style:name="T105" style:family="text">
      <style:text-properties fo:font-weight="bold" officeooo:rsid="001b7398" style:font-name-asian="Arial1" style:font-weight-asian="bold" style:font-name-complex="Arial1" style:language-complex="pt" style:country-complex="PT"/>
    </style:style>
    <style:style style:name="T106" style:family="text">
      <style:text-properties fo:font-weight="bold" officeooo:rsid="001a8142" style:font-name-asian="Arial1" style:font-weight-asian="bold" style:font-name-complex="Arial1" style:language-complex="pt" style:country-complex="PT"/>
    </style:style>
    <style:style style:name="T107" style:family="text">
      <style:text-properties fo:font-weight="bold" officeooo:rsid="002803c2" style:font-name-asian="Arial1" style:font-weight-asian="bold" style:font-name-complex="Arial1" style:language-complex="pt" style:country-complex="PT"/>
    </style:style>
    <style:style style:name="T108" style:family="text">
      <style:text-properties fo:font-weight="bold" officeooo:rsid="002d9598" style:font-name-asian="Arial1" style:font-weight-asian="bold" style:font-name-complex="Arial1" style:language-complex="pt" style:country-complex="PT"/>
    </style:style>
    <style:style style:name="T109" style:family="text">
      <style:text-properties fo:font-weight="bold" officeooo:rsid="003adbfd" style:font-name-asian="Arial1" style:font-weight-asian="bold" style:font-name-complex="Arial1" style:language-complex="pt" style:country-complex="PT"/>
    </style:style>
    <style:style style:name="T110" style:family="text">
      <style:text-properties fo:font-weight="bold" officeooo:rsid="00500d21" style:font-name-asian="Arial1" style:font-weight-asian="bold" style:font-name-complex="Arial1" style:language-complex="pt" style:country-complex="PT"/>
    </style:style>
    <style:style style:name="T111"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12" style:family="text">
      <style:text-properties fo:font-weight="normal" style:font-name-asian="Arial1" style:font-weight-asian="normal" style:font-name-complex="Arial1" style:language-complex="pt" style:country-complex="PT" style:font-weight-complex="normal"/>
    </style:style>
    <style:style style:name="T113" style:family="text">
      <style:text-properties fo:font-weight="normal" officeooo:rsid="001a8142" style:font-name-asian="Arial1" style:font-weight-asian="normal" style:font-name-complex="Arial1" style:language-complex="pt" style:country-complex="PT" style:font-weight-complex="normal"/>
    </style:style>
    <style:style style:name="T114" style:family="text">
      <style:text-properties fo:font-weight="normal" officeooo:rsid="00075bc8" style:font-name-asian="Arial1" style:font-weight-asian="normal" style:font-name-complex="Arial1" style:language-complex="pt" style:country-complex="PT" style:font-weight-complex="normal"/>
    </style:style>
    <style:style style:name="T115" style:family="text">
      <style:text-properties fo:font-weight="normal" officeooo:rsid="0005cd84" style:font-name-asian="Arial1" style:font-weight-asian="normal" style:font-name-complex="Arial1" style:language-complex="pt" style:country-complex="PT" style:font-weight-complex="normal"/>
    </style:style>
    <style:style style:name="T116" style:family="text">
      <style:text-properties fo:font-weight="normal" officeooo:rsid="000ea3a0" style:font-name-asian="Arial1" style:font-weight-asian="normal" style:font-name-complex="Arial1" style:language-complex="pt" style:country-complex="PT" style:font-weight-complex="normal"/>
    </style:style>
    <style:style style:name="T117" style:family="text">
      <style:text-properties fo:font-weight="normal" officeooo:rsid="00125cbe" style:font-name-asian="Arial1" style:font-weight-asian="normal" style:font-name-complex="Arial1" style:language-complex="pt" style:country-complex="PT" style:font-weight-complex="normal"/>
    </style:style>
    <style:style style:name="T118" style:family="text">
      <style:text-properties fo:font-weight="normal" officeooo:rsid="000baeaf" style:font-name-asian="Arial1" style:font-weight-asian="normal" style:font-name-complex="Arial1" style:language-complex="pt" style:country-complex="PT" style:font-weight-complex="normal"/>
    </style:style>
    <style:style style:name="T119" style:family="text">
      <style:text-properties fo:font-weight="normal" officeooo:rsid="002d9598" style:font-name-asian="Arial1" style:font-weight-asian="normal" style:font-name-complex="Arial1" style:language-complex="pt" style:country-complex="PT" style:font-weight-complex="normal"/>
    </style:style>
    <style:style style:name="T120" style:family="text">
      <style:text-properties fo:font-weight="normal" officeooo:rsid="0030ced4" style:font-name-asian="Arial1" style:font-weight-asian="normal" style:font-name-complex="Arial1" style:language-complex="pt" style:country-complex="PT" style:font-weight-complex="normal"/>
    </style:style>
    <style:style style:name="T121" style:family="text">
      <style:text-properties fo:font-weight="normal" officeooo:rsid="003adbfd" style:font-name-asian="Arial1" style:font-weight-asian="normal" style:font-name-complex="Arial1" style:language-complex="pt" style:country-complex="PT" style:font-weight-complex="normal"/>
    </style:style>
    <style:style style:name="T122" style:family="text">
      <style:text-properties fo:font-weight="normal" officeooo:rsid="0045a71c" style:font-name-asian="Arial1" style:font-weight-asian="normal" style:font-name-complex="Arial1" style:language-complex="pt" style:country-complex="PT" style:font-weight-complex="normal"/>
    </style:style>
    <style:style style:name="T123" style:family="text">
      <style:text-properties fo:font-weight="normal" officeooo:rsid="00500d21" style:font-name-asian="Arial1" style:font-weight-asian="normal" style:font-name-complex="Arial1" style:language-complex="pt" style:country-complex="PT" style:font-weight-complex="normal"/>
    </style:style>
    <style:style style:name="T124" style:family="text">
      <style:text-properties style:font-name-asian="Arial1" style:font-name-complex="Arial1" style:language-complex="pt" style:country-complex="PT"/>
    </style:style>
    <style:style style:name="T125" style:family="text">
      <style:text-properties officeooo:rsid="0013405f" style:font-name-asian="Arial1" style:font-name-complex="Arial1" style:language-complex="pt" style:country-complex="PT"/>
    </style:style>
    <style:style style:name="T126" style:family="text">
      <style:text-properties officeooo:rsid="001a8142" style:font-name-asian="Arial1" style:font-name-complex="Arial1" style:language-complex="pt" style:country-complex="PT"/>
    </style:style>
    <style:style style:name="T127" style:family="text">
      <style:text-properties officeooo:rsid="0017e9c9" style:font-name-asian="Arial1" style:font-name-complex="Arial1" style:language-complex="pt" style:country-complex="PT"/>
    </style:style>
    <style:style style:name="T128" style:family="text">
      <style:text-properties officeooo:rsid="00169323" style:font-name-asian="Arial1" style:font-name-complex="Arial1" style:language-complex="pt" style:country-complex="PT"/>
    </style:style>
    <style:style style:name="T129" style:family="text">
      <style:text-properties officeooo:rsid="001530fc" style:font-name-asian="Arial1" style:font-name-complex="Arial1" style:language-complex="pt" style:country-complex="PT"/>
    </style:style>
    <style:style style:name="T130" style:family="text">
      <style:text-properties style:font-name-asian="Arial1" style:font-name-complex="Arial1" style:language-complex="pt" style:country-complex="PT" style:font-weight-complex="bold"/>
    </style:style>
    <style:style style:name="T131" style:family="text">
      <style:text-properties officeooo:rsid="001530fc" style:font-name-asian="Arial1" style:font-name-complex="Arial1" style:language-complex="pt" style:country-complex="PT" style:font-weight-complex="bold"/>
    </style:style>
    <style:style style:name="T132" style:family="text">
      <style:text-properties fo:background-color="#ffffff" loext:char-shading-value="0" style:font-name-complex="Arial1"/>
    </style:style>
    <style:style style:name="T133" style:family="text">
      <style:text-properties officeooo:rsid="0013405f" fo:background-color="#ffffff" loext:char-shading-value="0" style:font-name-complex="Arial1"/>
    </style:style>
    <style:style style:name="T134" style:family="text">
      <style:text-properties officeooo:rsid="0017e9c9" fo:background-color="#ffffff" loext:char-shading-value="0" style:font-name-complex="Arial1"/>
    </style:style>
    <style:style style:name="T135" style:family="text">
      <style:text-properties fo:font-size="12pt" fo:font-weight="bold" style:font-name-asian="Arial1" style:font-size-asian="12pt" style:font-weight-asian="bold" style:font-name-complex="Arial1" style:font-size-complex="12pt" style:language-complex="pt" style:country-complex="PT"/>
    </style:style>
    <style:style style:name="T136"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37"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38"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39"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40"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41"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42"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43"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João Paulo Hotequil</text:p>
      <text:h text:style-name="P3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19">h</text:span></text:a><text:a xlink:type="simple" xlink:href="mailto:joaohotequil@gmail.com" text:style-name="ListLabel_20_12" text:visited-style-name="ListLabel_20_12"><text:span text:style-name="Internet_20_link"><text:span text:style-name="T18">otequil@</text:span></text:span></text:a><text:a xlink:type="simple" xlink:href="mailto:joaohotequil@gmail.com" text:style-name="ListLabel_20_12" text:visited-style-name="ListLabel_20_12"><text:span text:style-name="Internet_20_link"><text:span text:style-name="T20">protonmail</text:span></text:span></text:a><text:a xlink:type="simple" xlink:href="mailto:joaohotequil@gmail.com" text:style-name="ListLabel_20_12" text:visited-style-name="ListLabel_20_12"><text:span text:style-name="Internet_20_link"><text:span text:style-name="T42">.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33" text:outline-level="1"/>
      <text:h text:style-name="P31" text:outline-level="1"><text:span text:style-name="T91">O que eu tenho a dizer</text:span><text:span text:style-name="T90">:</text:span></text:h>
      <text:p text:style-name="P29">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e bom design, e eu trabalho todos os dias para evoluir esses pontos!</text:p>
      <text:p text:style-name="P8"/>
      <text:h text:style-name="P31" text:outline-level="1"><text:span text:style-name="T94">Formações</text:span><text:span text:style-name="T90">:</text:span></text:h>
      <text:h text:style-name="P30" text:outline-level="1"><text:span text:style-name="lt-line-clamp_5f__5f_raw-line"><text:span text:style-name="T85">[fevereiro de </text:span></text:span><text:span text:style-name="lt-line-clamp_5f__5f_raw-line"><text:span text:style-name="T86">2021</text:span></text:span><text:span text:style-name="lt-line-clamp_5f__5f_raw-line"><text:span text:style-name="T85"> – </text:span></text:span><text:span text:style-name="lt-line-clamp_5f__5f_raw-line"><text:span text:style-name="T86">até o momento</text:span></text:span><text:span text:style-name="lt-line-clamp_5f__5f_raw-line"><text:span text:style-name="T85">] </text:span></text:span><text:span text:style-name="lt-line-clamp_5f__5f_raw-line"><text:span text:style-name="T86">FIAP</text:span></text:span><text:span text:style-name="lt-line-clamp_5f__5f_raw-line"><text:span text:style-name="T85"> | </text:span></text:span><text:span text:style-name="lt-line-clamp_5f__5f_raw-line"><text:span text:style-name="T87">Educação a distância</text:span></text:span><text:span text:style-name="lt-line-clamp_5f__5f_raw-line"><text:span text:style-name="T85">: </text:span></text:span><text:span text:style-name="lt-line-clamp_5f__5f_raw-line"><text:span text:style-name="T88">estou cursando sistemas de informação (bacharelado) em uma graduação online de quatro anos</text:span></text:span><text:span text:style-name="lt-line-clamp_5f__5f_raw-line"><text:span text:style-name="T89">.</text:span></text:span></text:h>
      <text:p text:style-name="P9"><text:span text:style-name="T95">[fevereiro de 2018 – dezembro de 20</text:span><text:span text:style-name="T96">19</text:span><text:span text:style-name="T95">] </text:span><text:span text:style-name="T97">E.E.B. Professor Honório Miranda | Gaspar, Santa Catarina: </text:span><text:span text:style-name="T113">c</text:span><text:span text:style-name="T83">ursei o segundo e terceiro ano do ensino médio.</text:span></text:p>
      <text:p text:style-name="P9"><text:span text:style-name="T95">[fevereiro de 2006 – dezembro de 2017] </text:span><text:span text:style-name="T97">Madre Francisca Lampel | Gaspar, Santa Catarina: </text:span><text:span text:style-name="T113">c</text:span><text:span text:style-name="T84">ursei o ensino fundamental (I e II) e o primeiro ano do ensino médio.</text:span></text:p>
      <text:p text:style-name="P18"/>
      <text:h text:style-name="P32" text:outline-level="1"><text:soft-page-break/><text:span text:style-name="T92">E</text:span><text:span text:style-name="T90">specializações, </text:span><text:span text:style-name="T93">t</text:span><text:span text:style-name="T90">reinamentos e cursos </text:span><text:span text:style-name="T94">(tenho algumas outras certificações que acabei não colocando aqui)</text:span><text:span text:style-name="T90">:</text:span></text:h>
      <text:p text:style-name="P7"><text:span text:style-name="T21">[100% concluído]</text:span><text:span text:style-name="T39"> </text:span><text:span text:style-name="T22">Udemy </text:span><text:span text:style-name="T36">(</text:span><text:span text:style-name="T38">47.5</text:span><text:span text:style-name="T37"> horas</text:span><text:span text:style-name="T36">)</text:span><text:span text:style-name="T22"> | </text:span><text:span text:style-name="T34">Educação a distância</text:span><text:span text:style-name="T22">:</text:span><text:span text:style-name="T39"> </text:span><text:span text:style-name="T40">feito o curso de </text:span><text:span text:style-name="T81">NodeJS, TypeScript, TDD, DDD, Clean Architecture e SOLID </text:span><text:span text:style-name="T82">do Rodrigo Manguinho</text:span><text:span text:style-name="T41">.</text:span></text:p>
      <text:p text:style-name="P4"><text:span text:style-name="T22">[</text:span><text:span text:style-name="T31">abril</text:span><text:span text:style-name="T22"> de 20</text:span><text:span text:style-name="T30">2</text:span><text:span text:style-name="T31">3</text:span><text:span text:style-name="T22"> – </text:span><text:span text:style-name="T31">abril</text:span><text:span text:style-name="T30"> de 202</text:span><text:span text:style-name="T31">3</text:span><text:span text:style-name="T22">] </text:span><text:span text:style-name="T35">Hackerspace</text:span><text:span text:style-name="T22"> </text:span><text:span text:style-name="T27">(</text:span><text:span text:style-name="T31">8 </text:span><text:span text:style-name="T27">horas)</text:span><text:span text:style-name="T22"> | </text:span><text:span text:style-name="T31">Blumenau</text:span><text:span text:style-name="T22">, Santa Catarina: </text:span><text:span text:style-name="T13">participei do evento </text:span><text:span text:style-name="T14">FLISoL </text:span><text:span text:style-name="T15">feito pela Hackerspace</text:span><text:span text:style-name="T10">.</text:span></text:p>
      <text:p text:style-name="P3"><text:span text:style-name="T22">[</text:span><text:span text:style-name="T29">novembro</text:span><text:span text:style-name="T22"> de 20</text:span><text:span text:style-name="T30">22</text:span><text:span text:style-name="T22"> – </text:span><text:span text:style-name="T29">novembro</text:span><text:span text:style-name="T22"> de 20</text:span><text:span text:style-name="T30">22</text:span><text:span text:style-name="T22">] </text:span><text:span text:style-name="T29">Front in Floripa</text:span><text:span text:style-name="T22"> </text:span><text:span text:style-name="T27">(</text:span><text:span text:style-name="T30">10</text:span><text:span text:style-name="T27"> horas)</text:span><text:span text:style-name="T22"> | </text:span><text:span text:style-name="T29">Florianópolis</text:span><text:span text:style-name="T22">, Santa Catarina: </text:span><text:span text:style-name="T13">participei do evento Front in Floripa</text:span><text:span text:style-name="T10">.</text:span></text:p>
      <text:p text:style-name="P1"><text:span text:style-name="T22">[</text:span><text:span text:style-name="T23">julho</text:span><text:span text:style-name="T22"> de </text:span><text:span text:style-name="T24">202</text:span><text:span text:style-name="T25">2</text:span><text:span text:style-name="T22"> – </text:span><text:span text:style-name="T23">julho</text:span><text:span text:style-name="T22"> de </text:span><text:span text:style-name="T24">202</text:span><text:span text:style-name="T25">2</text:span><text:span text:style-name="T22">] </text:span><text:span text:style-name="T26">Apex</text:span><text:span text:style-name="T22"> </text:span><text:span text:style-name="T27">(</text:span><text:span text:style-name="T28">4</text:span><text:span text:style-name="T27"> horas)</text:span><text:span text:style-name="T22"> | Blumenau, Santa Catarina: </text:span><text:span text:style-name="T11">participei de um workshop sobre </text:span><text:span text:style-name="T12">soft skills</text:span><text:span text:style-name="T10">.</text:span></text:p>
      <text:p text:style-name="P24"><text:span text:style-name="T56">[</text:span><text:span text:style-name="T57">abril</text:span><text:span text:style-name="T56"> de </text:span><text:span text:style-name="T58">202</text:span><text:span text:style-name="T57">2</text:span><text:span text:style-name="T56"> – </text:span><text:span text:style-name="T57">abril</text:span><text:span text:style-name="T56"> de </text:span><text:span text:style-name="T58">202</text:span><text:span text:style-name="T57">2</text:span><text:span text:style-name="T56">] </text:span><text:span text:style-name="T59">Apex</text:span><text:span text:style-name="T56"> </text:span><text:span text:style-name="T60">(</text:span><text:span text:style-name="T61">4</text:span><text:span text:style-name="T60"> horas)</text:span><text:span text:style-name="T56"> | Blumenau, Santa Catarina: </text:span><text:span text:style-name="T44">participei de um workshop sobre </text:span><text:span text:style-name="T45">cultura organizacional das empresas de tecnologia</text:span><text:span text:style-name="T43">.</text:span></text:p>
      <text:p text:style-name="P20"><text:span text:style-name="T135">[</text:span><text:span text:style-name="T136">100% concluído</text:span><text:span text:style-name="T135">] </text:span><text:span text:style-name="T139">TestDome </text:span><text:span text:style-name="T137">| </text:span><text:span text:style-name="T138">Educação a distância</text:span><text:span text:style-name="T137">: </text:span><text:span text:style-name="T141">realizei um treinamento com questões sobre </text:span><text:span text:style-name="T143">Node.js</text:span><text:span text:style-name="T140">.</text:span></text:p>
      <text:p text:style-name="P20"><text:span text:style-name="T135">[</text:span><text:span text:style-name="T136">100% concluído</text:span><text:span text:style-name="T135">] </text:span><text:span text:style-name="T139">TestDome </text:span><text:span text:style-name="T137">| </text:span><text:span text:style-name="T138">Educação a distância</text:span><text:span text:style-name="T137">: </text:span><text:span text:style-name="T141">realizei um treinamento com questões sobre </text:span><text:span text:style-name="T143">JavaScript with jQuery</text:span><text:span text:style-name="T140">.</text:span></text:p>
      <text:p text:style-name="P21"><text:span text:style-name="T135">[</text:span><text:span text:style-name="T136">100% concluído</text:span><text:span text:style-name="T135">] </text:span><text:span text:style-name="T139">TestDome </text:span><text:span text:style-name="T137">| </text:span><text:span text:style-name="T138">Educação a distância</text:span><text:span text:style-name="T137">: </text:span><text:span text:style-name="T141">realizei um treinamento com questões sobre </text:span><text:span text:style-name="T143">Vue.js.</text:span></text:p>
      <text:p text:style-name="P21"><text:span text:style-name="T135">[</text:span><text:span text:style-name="T136">100% concluído</text:span><text:span text:style-name="T135">] </text:span><text:span text:style-name="T139">TestDome </text:span><text:span text:style-name="T137">| </text:span><text:span text:style-name="T138">Educação a distância</text:span><text:span text:style-name="T137">: </text:span><text:span text:style-name="T141">realizei um treinamento com questões sobre </text:span><text:span text:style-name="T142">TypeScript </text:span><text:span text:style-name="T143">e JavaScript.</text:span></text:p>
      <text:p text:style-name="P25"><text:span text:style-name="T55">[</text:span><text:span text:style-name="T64">100% concluído</text:span><text:span text:style-name="T55">] </text:span><text:span text:style-name="T65">TestDome </text:span><text:span text:style-name="T56">| </text:span><text:span text:style-name="T62">Educação a distância</text:span><text:span text:style-name="T56">: </text:span><text:span text:style-name="T46">realizei um treinamento com questões sobre </text:span><text:span text:style-name="T47">Angular e TypeScript.</text:span></text:p>
      <text:p text:style-name="P26"><text:span text:style-name="T55">[</text:span><text:span text:style-name="T64">100% concluído</text:span><text:span text:style-name="T55">] </text:span><text:span text:style-name="T65">TestDome </text:span><text:span text:style-name="T56">| </text:span><text:span text:style-name="T62">Educação a distância</text:span><text:span text:style-name="T56">: </text:span><text:span text:style-name="T46">realizei um treinamento com questões sobre </text:span><text:span text:style-name="T48">JavaScript.</text:span></text:p>
      <text:p text:style-name="P26"><text:span text:style-name="T55">[</text:span><text:span text:style-name="T64">100% concluído</text:span><text:span text:style-name="T55">] </text:span><text:span text:style-name="T65">TestDome </text:span><text:span text:style-name="T56">| </text:span><text:span text:style-name="T62">Educação a distância</text:span><text:span text:style-name="T56">: </text:span><text:span text:style-name="T46">realizei um treinamento com questões sobre Angular.</text:span></text:p>
      <text:p text:style-name="P26"><text:span text:style-name="T55">[</text:span><text:span text:style-name="T64">100% concluído</text:span><text:span text:style-name="T55">] </text:span><text:span text:style-name="T66">EW IT</text:span><text:span text:style-name="T67"> </text:span><text:span text:style-name="T62">(</text:span><text:span text:style-name="T63">16</text:span><text:span text:style-name="T62"> horas)</text:span><text:span text:style-name="T56"> | </text:span><text:span text:style-name="T62">Educação a distância</text:span><text:span text:style-name="T56">: </text:span><text:span text:style-name="T49">completei o curso de NodeJS.</text:span></text:p>
      <text:p text:style-name="P10"><text:span text:style-name="T95">[</text:span><text:span text:style-name="T109">100% concluído</text:span><text:span text:style-name="T95">] </text:span><text:span text:style-name="T110">FIAP – Nano Courses </text:span><text:span text:style-name="T103">(</text:span><text:span text:style-name="T104">60</text:span><text:span text:style-name="T103"> horas)</text:span><text:span text:style-name="T97"> | </text:span><text:span text:style-name="T103">Educação a distância</text:span><text:span text:style-name="T97">: </text:span><text:span text:style-name="T121">concluí </text:span><text:span text:style-name="T123">o </text:span><text:span text:style-name="T121">curso de </text:span><text:span text:style-name="T123">comunicação e semiótica nos Nano Courses.</text:span></text:p>
      <text:p text:style-name="P10"><text:span text:style-name="T95">[</text:span><text:span text:style-name="T109">100% concluído</text:span><text:span text:style-name="T95">] </text:span><text:span text:style-name="T103">Loiane Groner (28 horas)</text:span><text:span text:style-name="T97"> | </text:span><text:span text:style-name="T103">Educação a distância</text:span><text:span text:style-name="T97">: </text:span><text:span text:style-name="T121">concluí um curso de Angular pela plataforma online da Loiane Groner.</text:span></text:p>
      <text:p text:style-name="P10"><text:soft-page-break/><text:span text:style-name="T95">[</text:span><text:span text:style-name="T108">dezembro</text:span><text:span text:style-name="T95"> de </text:span><text:span text:style-name="T108">2020</text:span><text:span text:style-name="T95"> – </text:span><text:span text:style-name="T108">dezembro</text:span><text:span text:style-name="T95"> de </text:span><text:span text:style-name="T108">2020</text:span><text:span text:style-name="T95">] </text:span><text:span text:style-name="T108">Microsoft</text:span><text:span text:style-name="T97"> </text:span><text:span text:style-name="T98">(</text:span><text:span text:style-name="T101">2</text:span><text:span text:style-name="T98"> horas)</text:span><text:span text:style-name="T97"> | Blumenau, Santa Catarina: </text:span><text:span text:style-name="T119">realizei o exame 70-480 da Microsoft na ProWay com perguntas de HTML5, CSS3 e JavaScript, minha pontuação final foi de 909 pontos.</text:span></text:p>
      <text:p text:style-name="P10"><text:span text:style-name="T97">[</text:span><text:span text:style-name="T102">outubro</text:span><text:span text:style-name="T97"> de </text:span><text:span text:style-name="T101">2020</text:span><text:span text:style-name="T97"> – </text:span><text:span text:style-name="T102">outubro</text:span><text:span text:style-name="T97"> de </text:span><text:span text:style-name="T101">2020</text:span><text:span text:style-name="T97">] </text:span><text:span text:style-name="T102">Apex</text:span><text:span text:style-name="T97"> </text:span><text:span text:style-name="T98">(</text:span><text:span text:style-name="T102">3</text:span><text:span text:style-name="T98"> horas)</text:span><text:span text:style-name="T97"> | Blumenau, Santa Catarina: </text:span><text:span text:style-name="T120">participei de um workshop sobre empreendedorismo.</text:span></text:p>
      <text:p text:style-name="P17"><text:span text:style-name="T97">[</text:span><text:span text:style-name="T102">outubro</text:span><text:span text:style-name="T97"> de </text:span><text:span text:style-name="T101">2020</text:span><text:span text:style-name="T97"> – </text:span><text:span text:style-name="T102">outubro</text:span><text:span text:style-name="T97"> de </text:span><text:span text:style-name="T101">2020</text:span><text:span text:style-name="T97">] </text:span><text:span text:style-name="T102">Apex</text:span><text:span text:style-name="T97"> </text:span><text:span text:style-name="T98">(</text:span><text:span text:style-name="T102">3</text:span><text:span text:style-name="T98"> horas)</text:span><text:span text:style-name="T97"> | Blumenau, Santa Catarina: </text:span><text:span text:style-name="T120">participei de um workshop sobre planejamento de carreira</text:span><text:span text:style-name="T112">.</text:span></text:p>
      <text:p text:style-name="P6"><text:span text:style-name="T22">[</text:span><text:span text:style-name="T33">setembro</text:span><text:span text:style-name="T22"> de 20</text:span><text:span text:style-name="T33">20</text:span><text:span text:style-name="T22"> – </text:span><text:span text:style-name="T33">setembro</text:span><text:span text:style-name="T22"> de 20</text:span><text:span text:style-name="T33">20</text:span><text:span text:style-name="T22">] </text:span><text:span text:style-name="T35">DB1 Group</text:span><text:span text:style-name="T22"> </text:span><text:span text:style-name="T27">(</text:span><text:span text:style-name="T30">1</text:span><text:span text:style-name="T33">2</text:span><text:span text:style-name="T27"> horas)</text:span><text:span text:style-name="T22"> | </text:span><text:span text:style-name="T34">Educação a distância</text:span><text:span text:style-name="T22">: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22">[</text:span><text:span text:style-name="T32">dezembro</text:span><text:span text:style-name="T22"> de 2019 – </text:span><text:span text:style-name="T32">dezembro</text:span><text:span text:style-name="T22"> de 2019] </text:span><text:span text:style-name="T35">Hackerspace</text:span><text:span text:style-name="T22"> </text:span><text:span text:style-name="T27">(</text:span><text:span text:style-name="T30">10</text:span><text:span text:style-name="T27"> horas)</text:span><text:span text:style-name="T22"> | </text:span><text:span text:style-name="T32">Blumenau</text:span><text:span text:style-name="T22">,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22">[</text:span><text:span text:style-name="T29">novembro</text:span><text:span text:style-name="T22"> de 2019 – </text:span><text:span text:style-name="T29">novembro</text:span><text:span text:style-name="T22"> de 2019] </text:span><text:span text:style-name="T29">Front in Floripa</text:span><text:span text:style-name="T22"> </text:span><text:span text:style-name="T27">(</text:span><text:span text:style-name="T30">10</text:span><text:span text:style-name="T27"> horas)</text:span><text:span text:style-name="T22"> | </text:span><text:span text:style-name="T29">Florianópolis</text:span><text:span text:style-name="T22">, Santa Catarina: </text:span><text:span text:style-name="T13">participei do evento Front in Floripa</text:span><text:span text:style-name="T10">.</text:span></text:p>
      <text:p text:style-name="P11"><text:span text:style-name="T95">[janeiro de 2019 – junho de 2019]</text:span><text:span text:style-name="T124"> </text:span><text:span text:style-name="T97">Apex </text:span><text:span text:style-name="T98">(180 horas)</text:span><text:span text:style-name="T97"> | Blumenau, Santa Catarina: </text:span><text:span text:style-name="T113">t</text:span><text:span text:style-name="T112">reinamento de alta performance de desenvolvimento e programação </text:span><text:span text:style-name="T114">f</text:span><text:span text:style-name="T112">ront-end </text:span><text:span text:style-name="T115">usando</text:span><text:span text:style-name="T112"> HTML5, CSS3 </text:span><text:span text:style-name="T116">(SASS e SCSS)</text:span><text:span text:style-name="T112">, JavaScript, TypeScript, testes, Angular 6, ReactJS, VueJS, Git </text:span><text:span text:style-name="T115">e </text:span><text:span text:style-name="T112">GitHub, </text:span><text:span text:style-name="T115">W</text:span><text:span text:style-name="T112">ebpack </text:span><text:span text:style-name="T115">e</text:span><text:span text:style-name="T112"> Gulp.</text:span></text:p>
      <text:p text:style-name="P11"><text:span text:style-name="T95">[dezembro de 2018 - dezembro de 2018]</text:span><text:span text:style-name="T124"> </text:span><text:span text:style-name="T97">Apex </text:span><text:span text:style-name="T98">(16 horas)</text:span><text:span text:style-name="T97"> | Blumenau, Santa Catarina: </text:span><text:span text:style-name="T113">tr</text:span><text:span text:style-name="T112">einamento de alta performance de </text:span><text:span text:style-name="T117">l</text:span><text:span text:style-name="T112">ógica de </text:span><text:span text:style-name="T117">p</text:span><text:span text:style-name="T112">rogramação </text:span><text:span text:style-name="T118">sobre</text:span><text:span text:style-name="T112"> boas práticas, manipulação de textos, criação de objetos, armazenamento de dados em listas e tópicos avançados </text:span><text:span text:style-name="T117">da linguagem</text:span><text:span text:style-name="T112">.</text:span></text:p>
      <text:p text:style-name="P12"><text:span text:style-name="T95">[dezembro de 2018 - dezembro de 2018]</text:span><text:span text:style-name="T124"> </text:span><text:span text:style-name="T97">Apex </text:span><text:span text:style-name="T98">(16 horas)</text:span><text:span text:style-name="T97"> | Blumenau, Santa Catarina: </text:span><text:span text:style-name="T113">t</text:span><text:span text:style-name="T112">reinamento</text:span><text:span text:style-name="T124"> de alta performance de </text:span><text:span text:style-name="T125">b</text:span><text:span text:style-name="T124">anco de </text:span><text:span text:style-name="T125">d</text:span><text:span text:style-name="T124">ados </text:span><text:span text:style-name="T125">sobre</text:span><text:span text:style-name="T124"> </text:span><text:span text:style-name="T132">instalação, configuração, conceitos básicos, comandos para manipulação de tabelas, texto </text:span><text:span text:style-name="T133">e</text:span><text:span text:style-name="T132"> data, operadores, </text:span><text:span text:style-name="T133">funções </text:span><text:span text:style-name="T132">básicas </text:span><text:span text:style-name="T133">e intermediárias</text:span><text:span text:style-name="T132">, normalização de dados, relacionamento entre tabelas, </text:span><text:span text:style-name="T133">unificação de </text:span><text:span text:style-name="T132">tabelas, realização de consultas, criação de views, indexação de tabelas, backup d</text:span><text:span text:style-name="T133">e</text:span><text:span text:style-name="T132"> dados e restaura</text:span><text:span text:style-name="T133">ção</text:span><text:span text:style-name="T132"> </text:span><text:span text:style-name="T133">d</text:span><text:span text:style-name="T132">as informações da base através do backup</text:span><text:span text:style-name="T124">.</text:span></text:p>
      <text:p text:style-name="P13"><text:span text:style-name="T95">[100% concluído]</text:span><text:span text:style-name="T124"> </text:span><text:span text:style-name="T97">Udemy </text:span><text:span text:style-name="T99">(</text:span><text:span text:style-name="T111">54 horas</text:span><text:span text:style-name="T99">)</text:span><text:span text:style-name="T97"> | </text:span><text:span text:style-name="T103">Educação a distância</text:span><text:span text:style-name="T97">:</text:span><text:span text:style-name="T124"> </text:span><text:span text:style-name="T126">t</text:span><text:span text:style-name="T124">reinamento básico de desenvolvimento e programação </text:span><text:span text:style-name="T127">f</text:span><text:span text:style-name="T124">ront-end </text:span><text:span text:style-name="T127">utilizando</text:span><text:span text:style-name="T124"> </text:span><text:span text:style-name="T132">HTML5, CSS3 </text:span><text:span text:style-name="T134">e</text:span><text:span text:style-name="T132"> J</text:span><text:span text:style-name="T134">ava</text:span><text:span text:style-name="T132">S</text:span><text:span text:style-name="T134">cript</text:span><text:span text:style-name="T132"> e</text:span><text:span text:style-name="T134">m cinco</text:span><text:span text:style-name="T132"> </text:span><text:span text:style-name="T134">p</text:span><text:span text:style-name="T132">rojetos.</text:span></text:p>
      <text:p text:style-name="P13"><text:span text:style-name="T95">[100% concluído]</text:span><text:span text:style-name="T124"> </text:span><text:span text:style-name="T97">Udemy </text:span><text:span text:style-name="T100">(10 horas)</text:span><text:span text:style-name="T97"> | </text:span><text:span text:style-name="T103">Educação a distância</text:span><text:span text:style-name="T97">:</text:span><text:span text:style-name="T124"> </text:span><text:span text:style-name="T126">t</text:span><text:span text:style-name="T124">reinamento básico de inglês </text:span><text:span text:style-name="T128">sobre</text:span><text:span text:style-name="T124"> </text:span><text:span text:style-name="T128">metodologia </text:span><text:span text:style-name="T124">para ser fluente.</text:span><text:bookmark text:name="_GoBack"/></text:p>
      <text:p text:style-name="P14"><text:soft-page-break/><text:span text:style-name="T95">[setembro de 2018 – fevereiro de 2019]</text:span><text:span text:style-name="T124"> </text:span><text:span text:style-name="T97">Instituto Mix </text:span><text:span text:style-name="T99">(96 horas)</text:span><text:span text:style-name="T97"> | Gaspar, Santa Catarina:</text:span><text:span text:style-name="T124"> </text:span><text:span text:style-name="T113">t</text:span><text:span text:style-name="T112">reinamento</text:span><text:span text:style-name="T124"> básico de </text:span><text:span text:style-name="T129">m</text:span><text:span text:style-name="T124">ontagem e </text:span><text:span text:style-name="T129">m</text:span><text:span text:style-name="T124">anutenção </text:span><text:span text:style-name="T129">de</text:span><text:span text:style-name="T124"> hardware e redes.</text:span></text:p>
      <text:p text:style-name="P14"><text:span text:style-name="T95">[maio de 2017 – outubro de 2018]</text:span><text:span text:style-name="T124"> </text:span><text:span text:style-name="T97">GERAR </text:span><text:span text:style-name="T99">(1280 horas)</text:span><text:span text:style-name="T97"> | Gaspar e Blumenau, Santa Catarina: </text:span><text:span text:style-name="T113">c</text:span><text:span text:style-name="T112">urso</text:span><text:span text:style-name="T130"> de </text:span><text:span text:style-name="T131">a</text:span><text:span text:style-name="T130">dministração como menor aprendiz.</text:span></text:p>
      <text:p text:style-name="P19"/>
      <text:p text:style-name="P22">Experiência:</text:p>
      <text:p text:style-name="P36"><text:span text:style-name="T55">[</text:span><text:span text:style-name="T68">outubro </text:span><text:span text:style-name="T55">de </text:span><text:span text:style-name="T69">202</text:span><text:span text:style-name="T68">1</text:span><text:span text:style-name="T55"> – </text:span><text:span text:style-name="T68">até o momento</text:span><text:span text:style-name="T55">] </text:span><text:span text:style-name="T70">Desenvolvedor front-end</text:span><text:span text:style-name="T55"> | </text:span><text:span text:style-name="T68">Performa_IT</text:span><text:span text:style-name="T55">: </text:span><text:span text:style-name="T54">c</text:span><text:span text:style-name="T50">omo desenvolvedor front-end eu trabalho em ecommerces, sites de crowdfunding e sistemas em geral. Fiz refatorações de telas para novas tecnologias, integrações com ChatGPT e Pix, funcionalidade de créditos de impacto e outras features. Utilizo as tecnologias: React, Angular, AngularJS, NextJS, JavaScript, TypeScript, jQuery, Storybook, RxJS, HTML, CSS, SASS, Material Design, Bootstrap, Chakra UI, Git, Bitbucket, NPM, Yarn, GraphQL e NodeJS.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text:span></text:p>
      <text:p text:style-name="P27"><text:span text:style-name="T55">[</text:span><text:span text:style-name="T69">janeiro</text:span><text:span text:style-name="T55"> de </text:span><text:span text:style-name="T69">2020</text:span><text:span text:style-name="T55"> – </text:span><text:span text:style-name="T68">setembro de 2021</text:span><text:span text:style-name="T55">] </text:span><text:span text:style-name="T70">Desenvolvedor front-end</text:span><text:span text:style-name="T55"> | </text:span><text:span text:style-name="T70">Velow </text:span><text:span text:style-name="T71">Sistemas</text:span><text:span text:style-name="T55">: </text:span><text:span text:style-name="T77">t</text:span><text:span text:style-name="T78">rabalh</text:span><text:span text:style-name="T79">ei </text:span><text:span text:style-name="T78">como desenvolvedor front-end criando e dando manutenção em aplicações web utilizando tecnologicas como HTML, CSS, SASS, JavaScript, TypeScript, jQuery, NPM, Git, Material Design, Web Socket, Firebase Web Push Notifications, Service Worker, RxJS, AngularJS e Angular, também ajudei na iniciativa da implementação do HTTP2, na criação de uma Angular Library e auxiliando novos colegas de time</text:span><text:span text:style-name="T50">.</text:span></text:p>
      <text:p text:style-name="P15"><text:span text:style-name="T95">[maio de </text:span><text:span text:style-name="T106">2019</text:span><text:span text:style-name="T95"> – </text:span><text:span text:style-name="T105">dezembro de 2019</text:span><text:span text:style-name="T95">] </text:span><text:span text:style-name="T106">Estagiário de programação</text:span><text:span text:style-name="T95"> | </text:span><text:span text:style-name="T106">Velow </text:span><text:span text:style-name="T107">Sistemas</text:span><text:span text:style-name="T95">: </text:span><text:span text:style-name="T113">a</text:span><text:span text:style-name="T112">tuei como estagiário de programação </text:span><text:span text:style-name="T122">no time de front-end</text:span><text:span text:style-name="T112">, </text:span><text:span text:style-name="T122">após isso </text:span><text:span text:style-name="T112">consegui ser efetivado.</text:span></text:p>
      <text:p text:style-name="P28"><text:span text:style-name="T72">[</text:span><text:span text:style-name="T73">novembro</text:span><text:span text:style-name="T72"> de </text:span><text:span text:style-name="T74">201</text:span><text:span text:style-name="T73">8</text:span><text:span text:style-name="T72"> – </text:span><text:span text:style-name="T73">abril</text:span><text:span text:style-name="T75"> de 2019</text:span><text:span text:style-name="T72">] </text:span><text:span text:style-name="T73">Técnico de informática</text:span><text:span text:style-name="T72"> | </text:span><text:span text:style-name="T80">Autônomo</text:span><text:span text:style-name="T72">: </text:span><text:span text:style-name="T51">comecei a fazer manutenção em computadores e atender clientes</text:span><text:span text:style-name="T43">.</text:span></text:p>
      <text:p text:style-name="P16"><text:span text:style-name="T95">[maio de 2017 – outubro de 2018] Auxiliar de TI | Fazzenda Park Hotel: </text:span><text:span text:style-name="T113">e</text:span><text:span text:style-name="T112">u era um menor aprendiz, com 14 anos, tive muitas responsabilidades e ordens de serviço para fazer, ganhei muita experiência na parte de suporte.</text:span></text:p>
      <text:p text:style-name="P23"><text:span text:style-name="T55">[junho de 2016 – janeiro de 2017] </text:span><text:span text:style-name="T76">Locutor</text:span><text:span text:style-name="T55"> | Rádio Sentinela do Vale: </text:span><text:span text:style-name="T52">t</text:span><text:span text:style-name="T43">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erdana" svg:font-family="verdan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23</meta:editing-cycles>
    <meta:print-date>2019-02-01T12:54:00</meta:print-date>
    <meta:creation-date>2018-01-13T12:08:00</meta:creation-date>
    <dc:date>2023-07-09T21:05:51.714943969</dc:date>
    <meta:editing-duration>PT10H57M9S</meta:editing-duration>
    <meta:generator>LibreOffice/6.4.7.2$Linux_X86_64 LibreOffice_project/40$Build-2</meta:generator>
    <meta:document-statistic meta:table-count="0" meta:image-count="0" meta:object-count="0" meta:page-count="4" meta:paragraph-count="44" meta:word-count="1232" meta:character-count="8223" meta:non-whitespace-character-count="70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